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498cm"/>
    </style:style>
    <style:style style:name="gr2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439cm" fo:wrap-option="wrap"/>
      <style:paragraph-properties style:writing-mode="lr-tb"/>
    </style:style>
    <style:style style:name="gr3" style:family="graphic" style:parent-style-name="standard">
      <style:graphic-properties svg:stroke-color="#ff0000" draw:fill-color="#ffebee" draw:textarea-vertical-align="middle" draw:auto-grow-height="false" fo:min-height="0.916cm" fo:min-width="2.8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ff0000" draw:fill-color="#e3f2fd" draw:textarea-vertical-align="middle" draw:auto-grow-height="false" fo:min-height="0.916cm" fo:min-width="2.826cm" fo:padding-top="0.05cm" fo:padding-bottom="0.05cm" fo:padding-left="0.05cm" fo:padding-right="0.05cm"/>
      <style:paragraph-properties style:writing-mode="lr-tb"/>
    </style:style>
    <style:style style:name="gr6" style:family="graphic" style:parent-style-name="standard">
      <style:graphic-properties svg:stroke-color="#ff0000" draw:fill-color="#e3f2fd" draw:textarea-vertical-align="middle" draw:auto-grow-height="false" fo:min-height="0.916cm" fo:min-width="2.821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8" style:family="graphic" style:parent-style-name="standard">
      <style:graphic-properties svg:stroke-color="#000000" draw:fill-color="#e8f5e9" draw:textarea-vertical-align="middle" draw:auto-grow-height="false" fo:min-height="0.916cm" fo:min-width="8.746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06cm" fo:padding-top="0.05cm" fo:padding-bottom="0.05cm" fo:padding-left="0.05cm" fo:padding-right="0.05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14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dee6ef" draw:fill="solid" draw:fill-color="#e3f2fd" draw:textarea-vertical-align="middle"/>
    </style:style>
    <style:style style:name="gr18" style:family="graphic" style:parent-style-name="objectwithoutfill">
      <style:graphic-properties svg:stroke-color="#000000" draw:fill="solid" draw:textarea-vertical-align="middle"/>
    </style:style>
    <style:style style:name="gr19" style:family="graphic" style:parent-style-name="standard">
      <style:graphic-properties draw:stroke="none" draw:fill="none" fo:min-height="0.48cm"/>
      <style:paragraph-properties style:writing-mode="lr-tb"/>
    </style:style>
    <style:style style:name="gr20" style:family="graphic" style:parent-style-name="standard">
      <style:graphic-properties svg:stroke-color="#ff0000" draw:fill-color="#e3f2fd" draw:textarea-vertical-align="middle" draw:auto-grow-height="false" fo:min-height="0.916cm" fo:min-width="2.78cm" fo:padding-top="0.05cm" fo:padding-bottom="0.05cm" fo:padding-left="0.05cm" fo:padding-right="0.05cm" fo:wrap-option="wrap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bee"/>
      <style:paragraph-properties fo:text-align="center" style:writing-mode="lr-tb"/>
    </style:style>
    <style:style style:name="P5" style:family="paragraph">
      <loext:graphic-properties draw:fill-color="#fffde7"/>
      <style:paragraph-properties fo:text-align="center" style:writing-mode="lr-tb"/>
    </style:style>
    <style:style style:name="P6" style:family="paragraph">
      <loext:graphic-properties draw:fill-color="#e3f2fd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e3f2fd"/>
      <style:paragraph-properties fo:text-align="center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e8f5e9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 draw:fill-color="#77bc65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80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4000" fo:font-weight="bold" style:font-weight-asian="bold" style:font-weight-complex="bold"/>
    </style:style>
    <style:style style:name="T7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98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1.939cm" svg:height="1.016cm" svg:x="10.922cm" svg:y="0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1.016cm" svg:x="6.4cm" svg:y="2.235cm">
          <text:p text:style-name="P3">CALL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923cm" svg:height="1.016cm" svg:x="3.461cm" svg:y="2.235cm">
          <text:p text:style-name="P3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6cm" svg:height="1.016cm" svg:x="9.3cm" svg:y="2.235cm">
          <text:p text:style-name="P3">CALL <text:s/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21cm" svg:height="1.016cm" svg:x="12.226cm" svg:y="2.235cm">
          <text:p text:style-name="P7"><text:span text:style-name="T2">RE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15cm" svg:height="1.016cm" svg:x="6.053cm" svg:y="4.622cm">
          <text:p text:style-name="P3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8.846cm" svg:height="1.016cm" svg:x="8.468cm" svg:y="4.623cm">
          <text:p text:style-name="P3">machine code for <text:span text:style-name="T1">DUP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16cm" svg:height="1.059cm" svg:x="-0.021cm" svg:y="0.271cm">
          <draw:text-box>
            <text:p><text:span text:style-name="T3">some Forth word</text:span></text:p>
            <text:p><text:span text:style-name="T3">that uses </text:span><text:span text:style-name="T4">SQUARE</text:span></text:p>
          </draw:text-box>
        </draw:frame>
        <draw:frame draw:style-name="gr10" draw:text-style-name="P10" draw:layer="layout" svg:width="3.015cm" svg:height="1.059cm" svg:x="-0.027cm" svg:y="2.235cm">
          <draw:text-box>
            <text:p><text:span text:style-name="T4">SQUARE</text:span><text:span text:style-name="T3">,</text:span></text:p>
            <text:p><text:span text:style-name="T3">a </text:span><text:span text:style-name="T5">colon</text:span><text:span text:style-name="T3"> definition</text:span></text:p>
          </draw:text-box>
        </draw:frame>
        <draw:frame draw:style-name="gr11" draw:text-style-name="P10" draw:layer="layout" svg:width="3.01cm" svg:height="1.059cm" svg:x="-0.002cm" svg:y="4.577cm">
          <draw:text-box>
            <text:p><text:span text:style-name="T4">DUP</text:span><text:span text:style-name="T3">,</text:span></text:p>
            <text:p><text:span text:style-name="T3">a </text:span><text:span text:style-name="T6">CODE</text:span><text:span text:style-name="T3"> definition</text:span></text:p>
          </draw:text-box>
        </draw:frame>
        <draw:frame draw:style-name="gr12" draw:text-style-name="P12" draw:layer="layout" svg:width="1.228cm" svg:height="0.58cm" svg:x="4.304cm" svg:y="3.357cm">
          <draw:text-box>
            <text:p text:style-name="P11"><text:span text:style-name="T7">Header</text:span></text:p>
          </draw:text-box>
        </draw:frame>
        <draw:frame draw:style-name="gr13" draw:text-style-name="P12" draw:layer="layout" svg:width="2.562cm" svg:height="0.58cm" svg:x="9.525cm" svg:y="3.407cm">
          <draw:text-box>
            <text:p text:style-name="P11"><text:span text:style-name="T7">Parameter Field</text:span></text:p>
          </draw:text-box>
        </draw:frame>
        <draw:line draw:style-name="gr14" draw:text-style-name="P13" draw:layer="layout" svg:x1="4.191cm" svg:y1="3.683cm" svg:x2="3.429cm" svg:y2="3.683cm">
          <text:p/>
        </draw:line>
        <draw:line draw:style-name="gr14" draw:text-style-name="P13" draw:layer="layout" svg:x1="5.621cm" svg:y1="3.683cm" svg:x2="6.384cm" svg:y2="3.683cm">
          <text:p/>
        </draw:line>
        <draw:line draw:style-name="gr14" draw:text-style-name="P13" draw:layer="layout" svg:x1="9.398cm" svg:y1="3.683cm" svg:x2="6.384cm" svg:y2="3.683cm">
          <text:p/>
        </draw:line>
        <draw:line draw:style-name="gr14" draw:text-style-name="P13" draw:layer="layout" svg:x1="12.319cm" svg:y1="3.683cm" svg:x2="15.113cm" svg:y2="3.683cm">
          <text:p/>
        </draw:line>
        <draw:line draw:style-name="gr15" draw:text-style-name="P14" draw:layer="layout" svg:x1="9.559cm" svg:y1="1.32cm" svg:x2="8.289cm" svg:y2="2.235cm">
          <text:p/>
        </draw:line>
        <draw:line draw:style-name="gr16" draw:text-style-name="P14" draw:layer="layout" svg:x1="7.833cm" svg:y1="3.251cm" svg:x2="9.779cm" svg:y2="4.623cm">
          <text:p/>
        </draw:line>
        <draw:polygon draw:style-name="gr17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18" draw:text-style-name="P15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19" draw:text-style-name="P16" draw:layer="layout" svg:width="0.889cm" svg:height="0.73cm" svg:x="13.496cm" svg:y="0.463cm">
          <draw:text-box>
            <text:p>...</text:p>
          </draw:text-box>
        </draw:frame>
        <draw:polygon draw:style-name="gr17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18" draw:text-style-name="P15" draw:layer="layout" svg:width="2.285cm" svg:height="1.015cm" svg:x="3.717cm" svg:y="0.304cm" svg:viewBox="0 0 2286 1016" draw:points="0,0 2286,0 2286,1016 0,1016">
          <text:p/>
        </draw:polyline>
        <draw:frame draw:style-name="gr19" draw:text-style-name="P16" draw:layer="layout" svg:width="0.87cm" svg:height="0.73cm" svg:x="4.479cm" svg:y="0.463cm">
          <draw:text-box>
            <text:p>...</text:p>
          </draw:text-box>
        </draw:frame>
        <draw:custom-shape draw:style-name="gr20" draw:text-style-name="P6" draw:layer="layout" svg:width="2.88cm" svg:height="1.016cm" svg:x="8.02cm" svg:y="0.304cm">
          <text:p text:style-name="P3">CALL <text:span text:style-name="T1">SQU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11T08:57:43.021078686</dc:date>
    <meta:editing-duration>PT1H36M18S</meta:editing-duration>
    <meta:editing-cycles>12</meta:editing-cycles>
    <meta:generator>LibreOffice/6.4.7.2$Linux_X86_64 LibreOffice_project/40$Build-2</meta:generator>
    <meta:document-statistic meta:object-count="26"/>
  </office:meta>
</office:document-meta>
</file>